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f04a0" officeooo:paragraph-rsid="000f04a0"/>
    </style:style>
    <style:style style:name="P2" style:family="paragraph" style:parent-style-name="Standard">
      <style:paragraph-properties fo:line-height="150%"/>
      <style:text-properties officeooo:rsid="000f04a0" officeooo:paragraph-rsid="001498e4"/>
    </style:style>
    <style:style style:name="P3" style:family="paragraph" style:parent-style-name="Standard">
      <style:paragraph-properties fo:line-height="150%"/>
      <style:text-properties style:font-name="Liberation Serif" fo:font-size="12pt" fo:language="en" fo:country="none" fo:font-style="normal" officeooo:rsid="0043c9d5" officeooo:paragraph-rsid="00103214" style:font-size-asian="12pt" style:font-style-asian="normal" style:font-size-complex="12pt"/>
    </style:style>
    <style:style style:name="P4" style:family="paragraph" style:parent-style-name="Standard">
      <style:paragraph-properties fo:line-height="150%"/>
      <style:text-properties style:font-name="Liberation Serif" officeooo:rsid="0012d39e" officeooo:paragraph-rsid="00103214"/>
    </style:style>
    <style:style style:name="P5" style:family="paragraph" style:parent-style-name="Standard">
      <style:paragraph-properties fo:line-height="150%"/>
      <style:text-properties style:font-name="Liberation Serif" officeooo:paragraph-rsid="00103214"/>
    </style:style>
    <style:style style:name="P6" style:family="paragraph" style:parent-style-name="Standard">
      <style:paragraph-properties fo:line-height="150%"/>
      <style:text-properties style:font-name="Liberation Serif" officeooo:rsid="00222555" officeooo:paragraph-rsid="00103214"/>
    </style:style>
    <style:style style:name="P7" style:family="paragraph" style:parent-style-name="Standard">
      <style:paragraph-properties fo:line-height="150%"/>
      <style:text-properties officeooo:paragraph-rsid="00103214"/>
    </style:style>
    <style:style style:name="P8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paragraph-rsid="00103214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line-height="150%"/>
      <style:text-properties style:font-name="Liberation Serif" officeooo:rsid="0012d39e" officeooo:paragraph-rsid="001498e4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4c41b"/>
    </style:style>
    <style:style style:name="T3" style:family="text">
      <style:text-properties style:font-name="Liberation Serif" officeooo:rsid="0055e681"/>
    </style:style>
    <style:style style:name="T4" style:family="text">
      <style:text-properties officeooo:rsid="0055e681"/>
    </style:style>
    <style:style style:name="T5" style:family="text">
      <style:text-properties officeooo:rsid="0011910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A </text:span>Nice Proof</text:p>
      <text:p text:style-name="P9">Theorem</text:p>
      <text:p text:style-name="P5"><draw:frame draw:style-name="fr1" draw:name="Object8" text:anchor-type="as-char" svg:y="-0.437cm" svg:width="5.106cm" svg:height="0.52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>Proof</text:p>
      <text:p text:style-name="P5">There are 64 competitors in a knock-out tennis tournament. How many matches will there be during this tournament?</text:p>
      <text:p text:style-name="P5">Method 1</text:p>
      <text:p text:style-name="P5">First round<text:tab/>32 matches<text:tab/><text:tab/>Second round<text:tab/>16 matches<text:tab/><text:tab/>Third round<text:tab/>8 matches</text:p>
      <text:p text:style-name="P5">Fourth round<text:tab/>4 matches<text:tab/><text:tab/>Fifth round<text:tab/>2 matches<text:tab/><text:tab/><text:span text:style-name="T4">S</text:span>ixth round<text:tab/>1 match</text:p>
      <text:p text:style-name="P5">Answer:<draw:frame draw:style-name="fr1" draw:name="Object46" text:anchor-type="as-char" svg:y="-0.377cm" svg:width="3.39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8">Method 2</text:p>
      <text:p text:style-name="P5">Each match knocks-out one competitor. By the end, 63 competitors have been knocked-out</text:p>
      <text:p text:style-name="P5">Answer: 63</text:p>
      <text:p text:style-name="P7"><text:span text:style-name="T1">Comparing our answers we </text:span><text:span text:style-name="T2">have:</text:span><text:span text:style-name="T3"><draw:frame draw:style-name="fr1" draw:name="Object34" text:anchor-type="as-char" svg:y="-0.377cm" svg:width="4.173cm" svg:height="0.46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6">In general:</text:p>
      <text:p text:style-name="P5"><draw:frame draw:style-name="fr1" draw:name="Object35" text:anchor-type="as-char" svg:y="-0.437cm" svg:width="5.106cm" svg:height="0.52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">A useful result and nothing to do with tennis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7T17:09:52.014000000</meta:creation-date>
    <dc:date>2022-02-26T11:37:11.899000000</dc:date>
    <meta:editing-duration>PT5M39S</meta:editing-duration>
    <meta:editing-cycles>6</meta:editing-cycles>
    <meta:generator>LibreOffice/6.3.5.2$Windows_X86_64 LibreOffice_project/dd0751754f11728f69b42ee2af66670068624673</meta:generator>
    <meta:document-statistic meta:table-count="0" meta:image-count="0" meta:object-count="4" meta:page-count="1" meta:paragraph-count="16" meta:word-count="83" meta:character-count="479" meta:non-whitespace-character-count="406"/>
  </office:meta>
</office:document-meta>
</file>

<file path=Object 1/content.xml><?xml version="1.0" encoding="utf-8"?>
<math xmlns="http://www.w3.org/1998/Math/MathML" display="block">
  <semantics>
    <mrow>
      <mrow>
        <mn>1</mn>
        <mo stretchy="false">+</mo>
        <msup>
          <mn>2</mn>
          <mn>1</mn>
        </msup>
        <mo stretchy="false">+</mo>
        <msup>
          <mn>2</mn>
          <mn>2</mn>
        </msup>
        <mo stretchy="false">+</mo>
        <msup>
          <mn>2</mn>
          <mn>3</mn>
        </msup>
        <mo stretchy="false">+</mo>
        <mn>...</mn>
        <mo stretchy="false">+</mo>
        <msup>
          <mn>2</mn>
          <mi>n</mi>
        </msup>
      </mrow>
      <mo stretchy="false">=</mo>
      <mrow>
        <msup>
          <mn>2</mn>
          <mrow>
            <mi>n</mi>
            <mo stretchy="false">+</mo>
            <mn>1</mn>
          </mrow>
        </msup>
        <mo stretchy="false">−</mo>
        <mn>1</mn>
      </mrow>
    </mrow>
    <annotation encoding="StarMath 5.0">1+2^1+2^2+2^3+...+2^n=2^{n+1}-1</annotation>
  </semantics>
</math>
</file>

<file path=Object 2/content.xml><?xml version="1.0" encoding="utf-8"?>
<math xmlns="http://www.w3.org/1998/Math/MathML" display="block">
  <semantics>
    <mrow>
      <mn>1</mn>
      <mo stretchy="false">+</mo>
      <mn>2</mn>
      <mo stretchy="false">+</mo>
      <mn>4</mn>
      <mo stretchy="false">+</mo>
      <mn>8</mn>
      <mo stretchy="false">+</mo>
      <mn>16</mn>
      <mo stretchy="false">+</mo>
      <mn>32</mn>
    </mrow>
    <annotation encoding="StarMath 5.0">1+2+4+8+16+32</annotation>
  </semantics>
</math>
</file>

<file path=Object 3/content.xml><?xml version="1.0" encoding="utf-8"?>
<math xmlns="http://www.w3.org/1998/Math/MathML" display="block">
  <semantics>
    <mrow>
      <mrow>
        <mn>1</mn>
        <mo stretchy="false">+</mo>
        <mn>2</mn>
        <mo stretchy="false">+</mo>
        <mn>4</mn>
        <mo stretchy="false">+</mo>
        <mn>8</mn>
        <mo stretchy="false">+</mo>
        <mn>16</mn>
        <mo stretchy="false">+</mo>
        <mn>32</mn>
      </mrow>
      <mo stretchy="false">=</mo>
      <mn>63</mn>
    </mrow>
    <annotation encoding="StarMath 5.0">1+2+4+8+16+32=63</annotation>
  </semantics>
</math>
</file>

<file path=Object 4/content.xml><?xml version="1.0" encoding="utf-8"?>
<math xmlns="http://www.w3.org/1998/Math/MathML" display="block">
  <semantics>
    <mrow>
      <mrow>
        <mn>1</mn>
        <mo stretchy="false">+</mo>
        <msup>
          <mn>2</mn>
          <mn>1</mn>
        </msup>
        <mo stretchy="false">+</mo>
        <msup>
          <mn>2</mn>
          <mn>2</mn>
        </msup>
        <mo stretchy="false">+</mo>
        <msup>
          <mn>2</mn>
          <mn>3</mn>
        </msup>
        <mo stretchy="false">+</mo>
        <mn>...</mn>
        <mo stretchy="false">+</mo>
        <msup>
          <mn>2</mn>
          <mi>n</mi>
        </msup>
      </mrow>
      <mo stretchy="false">=</mo>
      <mrow>
        <msup>
          <mn>2</mn>
          <mrow>
            <mi>n</mi>
            <mo stretchy="false">+</mo>
            <mn>1</mn>
          </mrow>
        </msup>
        <mo stretchy="false">−</mo>
        <mn>1</mn>
      </mrow>
    </mrow>
    <annotation encoding="StarMath 5.0">1+2^1+2^2+2^3+...+2^n=2^{n+1}-1</annotation>
  </semantics>
</math>
</file>